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33333" fo:font-size="16pt" fo:font-weight="normal" officeooo:rsid="000e3f54" officeooo:paragraph-rsid="000e9e46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333333" fo:font-size="16pt" fo:font-weight="normal" officeooo:rsid="000e3f54" officeooo:paragraph-rsid="000e3f54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333333" fo:font-size="16pt" fo:font-weight="normal" officeooo:rsid="00111bfb" officeooo:paragraph-rsid="00111bfb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line-height="110%" fo:text-align="center" style:justify-single-word="false"/>
      <style:text-properties fo:color="#333333" fo:font-size="20pt" fo:font-weight="normal" officeooo:rsid="00111bfb" officeooo:paragraph-rsid="00111bfb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line-height="110%" fo:text-align="center" style:justify-single-word="false"/>
      <style:text-properties fo:color="#333333" fo:font-size="20pt" fo:font-weight="normal" officeooo:rsid="00111bfb" officeooo:paragraph-rsid="00141804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333333" fo:font-size="10pt" fo:font-weight="bold" officeooo:rsid="000e3f54" officeooo:paragraph-rsid="000e3f54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10%" fo:text-align="center" style:justify-single-word="false"/>
      <style:text-properties fo:color="#333333" fo:font-size="20pt" fo:font-weight="normal" officeooo:rsid="00111bfb" officeooo:paragraph-rsid="001887fd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333333" fo:font-size="16pt" fo:font-weight="normal" officeooo:rsid="00111bfb" officeooo:paragraph-rsid="001887fd" style:font-size-asian="16pt" style:font-weight-asian="normal" style:font-size-complex="16pt" style:font-weight-complex="normal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color="#333333" fo:font-size="16pt" fo:font-weight="normal" officeooo:rsid="00111bfb" officeooo:paragraph-rsid="001887fd" style:font-size-asian="16pt" style:font-weight-asian="normal" style:font-size-complex="16pt" style:font-weight-complex="norma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font-size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officeooo:rsid="000e9e46" style:font-size-asian="22pt" style:font-size-complex="22pt"/>
    </style:style>
    <style:style style:name="T5" style:family="text">
      <style:text-properties fo:font-size="22pt" fo:font-weight="normal" officeooo:rsid="000e9e46" style:font-size-asian="22pt" style:font-weight-asian="normal" style:font-size-complex="22pt" style:font-weight-complex="normal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color="#000000" draw:fill="none" draw:textarea-vertical-align="middle" draw:auto-grow-height="false" fo:min-height="6.959cm" fo:min-width="0.3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6">A Vitória É Certa</text:span> <text:tab/><text:span text:style-name="T2">Michelle Nascimento </text:span><text:span text:style-name="T3">[ 19 ]</text:span></text:p>
      <text:p text:style-name="P8"><text:s text:c="2"/></text:p>
      <text:p text:style-name="P7">Nosso Deus é poderoso</text:p>
      <text:p text:style-name="P7">Suas obras são incontáveis</text:p>
      <text:p text:style-name="P7">Seu projeto de vitória é perfeito</text:p>
      <text:p text:style-name="P7">Tudo é correto é irrepreensível</text:p>
      <text:p text:style-name="P7">Ele ordena e tudo acontece</text:p>
      <text:p text:style-name="P7">Seu poder é sem medida, é incomparável</text:p>
      <text:p text:style-name="P7">E hoje aqui, e hoje aqui</text:p>
      <text:p text:style-name="P7">Vai fazer milagre</text:p>
      <text:p text:style-name="P7"/>
      <text:p text:style-name="P7"><draw:custom-shape text:anchor-type="paragraph" draw:z-index="0" draw:style-name="gr1" draw:text-style-name="P10" svg:width="0.451cm" svg:height="6.959cm" svg:x="12.582cm" svg:y="0.058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Deus vai fazer um movimento</text:p>
      <text:p text:style-name="P7">Deus vai fazer o impossível</text:p>
      <text:p text:style-name="P7"><draw:frame text:anchor-type="paragraph" draw:z-index="1" draw:style-name="gr2" draw:text-style-name="P12" svg:width="0.507cm" svg:height="2.631cm" svg:x="13.266cm" svg:y="0.379cm"><draw:text-box><text:p text:style-name="P11"><text:span text:style-name="T7">2x</text:span></text:p><text:p text:style-name="P11"><text:span text:style-name="T7">F</text:span></text:p><text:p text:style-name="P11"><text:span text:style-name="T7">I</text:span></text:p><text:p text:style-name="P11"><text:span text:style-name="T7">N</text:span></text:p><text:p text:style-name="P11"><text:span text:style-name="T7">A</text:span></text:p><text:p text:style-name="P11"><text:span text:style-name="T7">L</text:span></text:p></draw:text-box></draw:frame>Deus vai erguer o que esta caído</text:p>
      <text:p text:style-name="P7">E vai reconstruir o coração partido</text:p>
      <text:p text:style-name="P7">Vai trazer a paz a quem esta em guerra</text:p>
      <text:p text:style-name="P7">Vai dar o renovo a quem perdeu a unção</text:p>
      <text:p text:style-name="P7">Veja o poderoso Deus operando aqui</text:p>
      <text:p text:style-name="P7">E quando ele opera a vitória é certa</text:p>
      <text:p text:style-name="P7"/>
      <text:p text:style-name="P7">E quando ele opera a vitória é certa</text:p>
      <text:p text:style-name="P7"><text:span text:style-name="T4">E quando ele opera a vitória é certa</text:span></text:p>
      <text:p text:style-name="P8"><text:span text:style-name="T6">A Vitória É Certa</text:span> <text:tab/><text:span text:style-name="T2">Michelle Nascimento </text:span><text:span text:style-name="T3">[ 19 ]</text:span></text:p>
      <text:p text:style-name="P8"><text:s text:c="2"/></text:p>
      <text:p text:style-name="P7">Nosso Deus é poderoso</text:p>
      <text:p text:style-name="P7">Suas obras são incontáveis</text:p>
      <text:p text:style-name="P7">Seu projeto de vitória é perfeito</text:p>
      <text:p text:style-name="P7">Tudo é correto é irrepreensível</text:p>
      <text:p text:style-name="P7">Ele ordena e tudo acontece</text:p>
      <text:p text:style-name="P7">Seu poder é sem medida, é incomparável</text:p>
      <text:p text:style-name="P7">E hoje aqui, e hoje aqui</text:p>
      <text:p text:style-name="P7">Vai fazer milagre</text:p>
      <text:p text:style-name="P7"/>
      <text:p text:style-name="P7"><draw:custom-shape text:anchor-type="paragraph" draw:z-index="2" draw:style-name="gr1" draw:text-style-name="P10" svg:width="0.451cm" svg:height="6.959cm" svg:x="12.582cm" svg:y="0.058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Deus vai fazer um movimento</text:p>
      <text:p text:style-name="P7">Deus vai fazer o impossível</text:p>
      <text:p text:style-name="P7"><draw:frame text:anchor-type="paragraph" draw:z-index="3" draw:style-name="gr2" draw:text-style-name="P12" svg:width="0.507cm" svg:height="2.631cm" svg:x="13.266cm" svg:y="0.379cm"><draw:text-box><text:p text:style-name="P11"><text:span text:style-name="T7">2x</text:span></text:p><text:p text:style-name="P11"><text:span text:style-name="T7">F</text:span></text:p><text:p text:style-name="P11"><text:span text:style-name="T7">I</text:span></text:p><text:p text:style-name="P11"><text:span text:style-name="T7">N</text:span></text:p><text:p text:style-name="P11"><text:span text:style-name="T7">A</text:span></text:p><text:p text:style-name="P11"><text:span text:style-name="T7">L</text:span></text:p></draw:text-box></draw:frame>Deus vai erguer o que esta caído</text:p>
      <text:p text:style-name="P7">E vai reconstruir o coração partido</text:p>
      <text:p text:style-name="P7">Vai trazer a paz a quem esta em guerra</text:p>
      <text:p text:style-name="P7">Vai dar o renovo a quem perdeu a unção</text:p>
      <text:p text:style-name="P7">Veja o poderoso Deus operando aqui</text:p>
      <text:p text:style-name="P7">E quando ele opera a vitória é certa</text:p>
      <text:p text:style-name="P7"/>
      <text:p text:style-name="P7">E quando ele opera a vitória é certa</text:p>
      <text:p text:style-name="P7"><text:span text:style-name="T4">E quando ele opera a vitória é cert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5-11-16T18:31:39.085296747</dc:date>
    <meta:editing-cycles>19</meta:editing-cycles>
    <meta:editing-duration>PT42M4S</meta:editing-duration>
    <meta:generator>LibreOffice/4.4.6.3$Linux_X86_64 LibreOffice_project/40m0$Build-3</meta:generator>
    <meta:document-statistic meta:table-count="0" meta:image-count="0" meta:object-count="0" meta:page-count="1" meta:paragraph-count="40" meta:word-count="240" meta:character-count="1204" meta:non-whitespace-character-count="996"/>
  </office:meta>
</office:document-meta>
</file>